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cccccc" fo:wrap-option="wrap"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style:font-name-asian="Segoe UI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2">
          <table:table-cell table:style-name="ce1" office:value-type="string" calcext:value-type="string">
            <text:p>номер теста</text:p>
          </table:table-cell>
          <table:table-cell table:style-name="ce1" office:value-type="string" calcext:value-type="string">
            <text:p>название теста</text:p>
          </table:table-cell>
          <table:table-cell table:style-name="ce1"/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ID 1</text:p>
          </table:table-cell>
          <table:table-cell table:style-name="ce5" office:value-type="string" calcext:value-type="string" table:number-columns-spanned="1" table:number-rows-spanned="3">
            <text:p>масса яи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3">
            <text:p>50-70 г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оложит яцо на лабораторные весы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результат на весах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ID 2</text:p>
          </table:table-cell>
          <table:table-cell table:style-name="ce5" office:value-type="string" calcext:value-type="string" table:number-columns-spanned="1" table:number-rows-spanned="4">
            <text:p>индекс формы яи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4">
            <text:p>70-80%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используя штагенциркуль замерить поперечный (малый) диаметр яица</text:p>
          </table:table-cell>
          <table:covered-table-cell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используя штагенциркуль замерить продольный (большой) диаметр яица</text:p>
          </table:table-cell>
          <table:covered-table-cell/>
        </table:table-row>
        <table:table-row table:style-name="ro5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Используя формулу, расчитать индекс. Формула ИФ=d/D*100%, где d — малый диаметр, D -большойдиаметр, ИФ-Индекс формы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ID 3</text:p>
          </table:table-cell>
          <table:table-cell table:style-name="ce5" office:value-type="string" calcext:value-type="string" table:number-columns-spanned="1" table:number-rows-spanned="4">
            <text:p>состояние желтка (первое испыание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4">
            <text:p>При вращении желток поворачивается с замедлением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медленно вращать яйцо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смотреть как поворачивается желток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ID 4</text:p>
          </table:table-cell>
          <table:table-cell table:style-name="ce5" office:value-type="string" calcext:value-type="string" table:number-columns-spanned="1" table:number-rows-spanned="3">
            <text:p>состояние желтка (второе испыание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3">
            <text:p>Желток в центре или чуть ближе к тупому концу, границы его нечеткие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желтка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ID 5</text:p>
          </table:table-cell>
          <table:table-cell table:style-name="ce5" office:value-type="string" calcext:value-type="string" table:number-columns-spanned="1" table:number-rows-spanned="3">
            <text:p>воздушная камера (первое исытание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3">
            <text:p>Воздушная камера <text:s/>располагается у тупого конца ровно посередине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воздушной камеры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ID 6</text:p>
          </table:table-cell>
          <table:table-cell table:style-name="ce5" office:value-type="string" calcext:value-type="string" table:number-columns-spanned="1" table:number-rows-spanned="3">
            <text:p>воздушная камера (второе исытание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3">
            <text:p>Воздушная камера высотой около 2-2,5 мм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замерить линейкой высоту воздушной камеры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ID 7</text:p>
          </table:table-cell>
          <table:table-cell table:style-name="ce5" office:value-type="string" calcext:value-type="string" table:number-columns-spanned="1" table:number-rows-spanned="5">
            <text:p>Свежесть яйц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5">
            <text:p>Яйцо сразу опускается на самое дно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взять глубокую емкость (выотой 5-6 см, объемом 1 литр)</text:p>
          </table:table-cell>
          <table:covered-table-cell/>
        </table:table-row>
        <table:table-row table:style-name="ro3">
          <table:covered-table-cell/>
          <table:covered-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наполнить емкость водой комнатной температуры</text:p>
          </table:table-cell>
          <table:covered-table-cell/>
        </table:table-row>
        <table:table-row table:style-name="ro3">
          <table:covered-table-cell/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поместить яйцо в подготовленную емкость с водой</text:p>
          </table:table-cell>
          <table:covered-table-cell/>
        </table:table-row>
        <table:table-row table:style-name="ro3">
          <table:covered-table-cell/>
          <table:covered-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посмотреть насколько яйцо опустилось на дно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ID 8</text:p>
          </table:table-cell>
          <table:table-cell table:style-name="ce5" office:value-type="string" calcext:value-type="string" table:number-columns-spanned="1" table:number-rows-spanned="2">
            <text:p>Чисто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2">
            <text:p>чистое, не загрязненное пометом, белком, желтком, кровью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осмотреть яйцо на наличие пятен и грязи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ID 9</text:p>
          </table:table-cell>
          <table:table-cell table:style-name="ce5" office:value-type="string" calcext:value-type="string" table:number-columns-spanned="1" table:number-rows-spanned="6">
            <text:p>Индекс желт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5" office:value-type="string" calcext:value-type="string" table:number-columns-spanned="1" table:number-rows-spanned="6">
            <text:p>43-50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Аккуратно разбить яйцо, не повредив желток</text:p>
          </table:table-cell>
          <table:covered-table-cell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аккуратно вылить яйцо на ровную, горизонтальую поверхность</text:p>
          </table:table-cell>
          <table:covered-table-cell/>
        </table:table-row>
        <table:table-row table:style-name="ro3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с помощью микрометра измерить высоту желтка</text:p>
          </table:table-cell>
          <table:covered-table-cell/>
        </table:table-row>
        <table:table-row table:style-name="ro5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с помощью кронциркуля произвести замер <text:s/>диаметра в двух местах (в диаметрально противоположных направлениях)</text:p>
          </table:table-cell>
          <table:covered-table-cell/>
        </table:table-row>
        <table:table-row table:style-name="ro5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Используя формулу, расчитать индекс. Формула ИЖ= 2*h/(d1+d2), где d1 и d2 — диаметры желтка, h -высота желтка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ID 10</text:p>
          </table:table-cell>
          <table:table-cell table:style-name="ce2" office:value-type="string" calcext:value-type="string" table:number-columns-spanned="1" table:number-rows-spanned="2">
            <text:p>Гладость скорлуп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2">
            <text:p><text:s/>Поверхность скорлупы гладкая, без наростов, шероховатостей, вмятин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щупать яйцо на шероховатость и неровности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ID 11</text:p>
          </table:table-cell>
          <table:table-cell table:style-name="ce5" office:value-type="string" calcext:value-type="string" table:number-columns-spanned="1" table:number-rows-spanned="3">
            <text:p>Скорлуп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8" office:value-type="string" calcext:value-type="string" table:number-columns-spanned="1" table:number-rows-spanned="3">
            <text:p>На скорлупе нет насечек, сколов, микротрещин</text:p>
          </table:table-cell>
        </table:table-row>
        <table:table-row table:style-name="ro3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Осмотреть яйцо на наличие сколов, насечек, микротрещин</text:p>
          </table:table-cell>
          <table:covered-table-cell/>
        </table:table-row>
        <table:table-row table:style-name="ro4">
          <table:table-cell table:style-name="ce4"/>
          <table:table-cell table:style-name="ce7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00.00.0000</text:date>, <text:time style:data-style-name="N2" text:time-value="23:26:30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5S</meta:editing-duration>
    <meta:editing-cycles>4</meta:editing-cycles>
    <meta:generator>LibreOffice/4.3.3.2$Windows_x86 LibreOffice_project/9bb7eadab57b6755b1265afa86e04bf45fbfc644</meta:generator>
    <dc:date>2021-04-13T23:29:49.015000000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